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___&quot;" style:apply-style-name="HERBE" style:base-cell-address="cours.A1"/>
    </style:style>
  </office:automatic-styles>
  <office:body>
    <office:spreadsheet>
      <table:calculation-settings table:automatic-find-labels="false" table:use-regular-expressions="false" table:use-wildcards="true"/>
      <table:table table:name="cours" table:style-name="ta1">
        <table:table-column table:style-name="co1" table:number-columns-repeated="28" table:default-cell-style-name="ce1"/>
        <table:table-column table:style-name="co1" table:number-columns-repeated="36" table:default-cell-style-name="Default"/>
        <table:table-column table:style-name="co2" table:number-columns-repeated="12" table:default-cell-style-name="ce1"/>
        <table:table-row table:style-name="ro1">
          <table:table-cell table:number-columns-repeated="5" office:value-type="string" calcext:value-type="string">
            <text:p>___</text:p>
          </table:table-cell>
          <table:table-cell table:number-columns-repeated="8" office:value-type="string" calcext:value-type="string">
            <text:p>HHH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3" office:value-type="string" calcext:value-type="string">
            <text:p>___</text:p>
          </table:table-cell>
          <table:table-cell table:number-columns-repeated="2" office:value-type="string" calcext:value-type="string">
            <text:p>HHH</text:p>
          </table:table-cell>
          <table:table-cell table:number-columns-repeated="8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1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2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4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1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16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16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6" office:value-type="string" calcext:value-type="string">
            <text:p>ooo</text:p>
          </table:table-cell>
          <table:table-cell table:number-columns-repeated="10" office:value-type="string" calcext:value-type="string">
            <text:p>HHH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26" office:value-type="string" calcext:value-type="string">
            <text:p>oo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27" office:value-type="string" calcext:value-type="string">
            <text:p>oo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27" office:value-type="string" calcext:value-type="string">
            <text:p>oo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ooo</text:p>
          </table:table-cell>
          <table:table-cell table:number-columns-repeated="10" office:value-type="string" calcext:value-type="string">
            <text:p>HHH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16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16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5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4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1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2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2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2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8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5" office:value-type="string" calcext:value-type="string">
            <text:p>___</text:p>
          </table:table-cell>
          <table:table-cell table:number-columns-repeated="2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3" office:value-type="string" calcext:value-type="string">
            <text:p>HHH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48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EEE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office:value-type="string" calcext:value-type="string">
            <text:p>HHH</text:p>
          </table:table-cell>
          <table:table-cell table:number-columns-repeated="17" office:value-type="string" calcext:value-type="string">
            <text:p>___</text:p>
          </table:table-cell>
          <table:table-cell table:number-columns-repeated="36"/>
          <table:table-cell table:style-name="Default" table:number-columns-repeated="12"/>
        </table:table-row>
        <calcext:conditional-formats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HERBE" calcext:value="=&quot;___&quot;" calcext:base-cell-address="cours.A1"/>
          </calcext:conditional-format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PAVETS" calcext:value="=&quot;xxx&quot;" calcext:base-cell-address="cours.A1"/>
          </calcext:conditional-format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BUISSON" calcext:value="=&quot;D83&quot;" calcext:base-cell-address="cours.A1"/>
          </calcext:conditional-format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FLEURES" calcext:value="=&quot;_8_&quot;" calcext:base-cell-address="cours.A1"/>
          </calcext:conditional-format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BARRIERE" calcext:value="=&quot;HHH&quot;" calcext:base-cell-address="cours.A1"/>
            <calcext:condition calcext:apply-style-name="BARRIERE" calcext:value="=&quot;EEE&quot;" calcext:base-cell-address="cours.A1"/>
          </calcext:conditional-format>
          <calcext:conditional-format calcext:target-range-address="cours.BM1:cours.BX35 cours.F31:cours.L40 cours.I41:cours.I44 cours.F41:cours.H41 cours.J41:cours.L41 cours.F42:cours.L44 cours.P1:cours.AB44 cours.C31:cours.E44 cours.M31:cours.M44 cours.C22:cours.M30 cours.C21:cours.L30 cours.M21:cours.M21 cours.C4:cours.M20 cours.A1:cours.A44 cours.B4:cours.B44 cours.N4:cours.O44 cours.B1:cours.O3">
            <calcext:condition calcext:apply-style-name="ROUTE" calcext:value="=&quot;ooo&quot;" calcext:base-cell-address="cour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RBE" style:family="table-cell" style:parent-style-name="Default">
      <style:table-cell-properties fo:background-color="#5eb91e"/>
    </style:style>
    <style:style style:name="PAVETS" style:family="table-cell" style:parent-style-name="Default">
      <style:table-cell-properties fo:background-color="#ffe994"/>
    </style:style>
    <style:style style:name="BUISSON" style:family="table-cell" style:parent-style-name="Default">
      <style:table-cell-properties fo:background-color="#395511"/>
    </style:style>
    <style:style style:name="FLEURES" style:family="table-cell" style:parent-style-name="Default">
      <style:table-cell-properties fo:background-color="#ffa6a6"/>
    </style:style>
    <style:style style:name="BARRIERE" style:family="table-cell" style:parent-style-name="Default">
      <style:table-cell-properties fo:background-color="#8d281e"/>
    </style:style>
    <style:style style:name="ROUTE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4T19:39:20.046243860</dc:date>
    <meta:editing-duration>PT23M18S</meta:editing-duration>
    <meta:editing-cycles>5</meta:editing-cycles>
    <meta:generator>LibreOffice/7.3.7.2$Linux_X86_64 LibreOffice_project/30$Build-2</meta:generator>
    <meta:document-statistic meta:table-count="1" meta:cell-count="1232" meta:object-count="0"/>
  </office:meta>
</office:document-meta>
</file>